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.265cm" fo:margin-left="-0.199cm" table:align="left" style:writing-mode="lr-tb"/>
    </style:style>
    <style:style style:name="Tabla1.A" style:family="table-column">
      <style:table-column-properties style:column-width="15.26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65cm" fo:margin-left="-0.199cm" table:align="left" style:writing-mode="lr-tb"/>
    </style:style>
    <style:style style:name="Tabla2.A" style:family="table-column">
      <style:table-column-properties style:column-width="15.26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65cm" fo:margin-left="-0.199cm" table:align="left" style:writing-mode="lr-tb"/>
    </style:style>
    <style:style style:name="Tabla3.A" style:family="table-column">
      <style:table-column-properties style:column-width="15.26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65cm" fo:margin-left="-0.199cm" table:align="left" style:writing-mode="lr-tb"/>
    </style:style>
    <style:style style:name="Tabla4.A" style:family="table-column">
      <style:table-column-properties style:column-width="15.26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paragraph-rsid="000a83a4" style:font-weight-asian="bold"/>
    </style:style>
    <style:style style:name="P3" style:family="paragraph" style:parent-style-name="Standard">
      <style:text-properties fo:font-size="20pt" fo:font-weight="bold" style:font-size-asian="20pt" style:font-weight-asian="bold" style:font-size-complex="20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margin-top="0.201cm" fo:margin-bottom="0.201cm" loext:contextual-spacing="false"/>
    </style:style>
    <style:style style:name="P8" style:family="paragraph" style:parent-style-name="Standard">
      <style:paragraph-properties fo:margin-top="0.201cm" fo:margin-bottom="0.201cm" loext:contextual-spacing="false" fo:text-align="start" style:justify-single-word="false"/>
    </style:style>
    <style:style style:name="P9" style:family="paragraph" style:parent-style-name="Standard" style:master-page-name="Standard">
      <style:paragraph-properties style:page-number="auto"/>
      <style:text-properties fo:font-size="20pt" fo:font-weight="bold" style:font-size-asian="20pt" style:font-weight-asian="bold" style:font-size-complex="20pt"/>
    </style:style>
    <style:style style:name="P10" style:family="paragraph" style:parent-style-name="Standard"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12" style:family="paragraph" style:parent-style-name="Standard">
      <style:text-properties officeooo:rsid="000914a2" officeooo:paragraph-rsid="000b88cd"/>
    </style:style>
    <style:style style:name="T1" style:family="text">
      <style:text-properties officeooo:rsid="000914a2"/>
    </style:style>
    <style:style style:name="T2" style:family="text">
      <style:text-properties officeooo:rsid="000a83a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b88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uevos Paradigmas de Interacción</text:p>
      <text:p text:style-name="P3"/>
      <text:p text:style-name="P4">Tarea del sistema de diálogo a realizar en las prácticas</text:p>
      <text:p text:style-name="P4"/>
      <text:p text:style-name="P5">Datos del grupo de alumnos</text:p>
      <text:p text:style-name="P5"/>
      <text:p text:style-name="P1">Alumno 1</text:p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<text:span text:style-name="T3">Apellidos y Nombre:</text:span> <text:span text:style-name="T1">Estepa Fernández, Alberto</text:span></text:p>
          </table:table-cell>
        </table:table-row>
        <table:table-row table:style-name="Tabla1.1">
          <table:table-cell table:style-name="Tabla1.A1" office:value-type="string">
            <text:p text:style-name="P8"><text:span text:style-name="T3">E-mail:</text:span> <text:span text:style-name="T1">albertoestep@correo.ugr.es</text:span></text:p>
          </table:table-cell>
        </table:table-row>
      </table:table>
      <text:p text:style-name="Standard"/>
      <text:p text:style-name="Standard"/>
      <text:p text:style-name="P2">Alumno <text:span text:style-name="T2">2</text:span></text:p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<text:span text:style-name="T3">Apellidos y Nombre:</text:span> <text:span text:style-name="T1">Robles Urquiza, Miguel Ángel</text:span></text:p>
          </table:table-cell>
        </table:table-row>
        <table:table-row table:style-name="Tabla2.1">
          <table:table-cell table:style-name="Tabla2.A1" office:value-type="string">
            <text:p text:style-name="P7"><text:span text:style-name="T3">E-mail:</text:span> miguerobles@correo.ugr.<text:span text:style-name="T1">es</text:span></text:p>
          </table:table-cell>
        </table:table-row>
      </table:table>
      <text:p text:style-name="Standard"/>
      <text:p text:style-name="Standard"/>
      <text:p text:style-name="P2">Alumno <text:span text:style-name="T2">3</text:span></text:p>
      <text:p text:style-name="P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<text:span text:style-name="T3">Apellidos y Nombre:</text:span> <text:span text:style-name="T1">Sánchez Muñoz, Carlos Santiago</text:span></text:p>
          </table:table-cell>
        </table:table-row>
        <table:table-row table:style-name="Tabla3.1">
          <table:table-cell table:style-name="Tabla3.A1" office:value-type="string">
            <text:p text:style-name="P7"><text:span text:style-name="T3">E-mail:</text:span> <text:span text:style-name="T1">carlossamu7@correo.ugr.es</text:span></text:p>
          </table:table-cell>
        </table:table-row>
      </table:table>
      <text:p text:style-name="Standard"/>
      <text:p text:style-name="Standard"/>
      <text:p text:style-name="P1">Tarea del sistema de diálogo</text:p>
      <text:p text:style-name="P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/>
            <text:p text:style-name="P12">Nuestro grupo <text:span text:style-name="T4">va a desarrollar</text:span> un sistema de diálogo sobre la<text:span text:style-name="T4">s taquillas de la Alhambra.</text:span></text:p>
            <text:p text:style-name="P12"/>
            <text:p text:style-name="P12"><text:span text:style-name="T4">El sistema de diálogo podrá encargarse de la compra-venta de entradas del monumento y preguntas básicas de la visita. Informará sobre horarios, precios, reservas, consignas, ofertas para grupos o descuentos, etc.</text:span></text:p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." style:family="paragraph" style:parent-style-name="Standard">
      <style:paragraph-properties fo:margin-top="0cm" fo:margin-bottom="0cm" loext:contextual-spacing="tru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uevos Paradigmas de Interacción</dc:title>
    <dc:subject/>
    <meta:keyword/>
    <meta:initial-creator>Ramon</meta:initial-creator>
    <meta:creation-date>2019-11-29T11:45:00</meta:creation-date>
    <dc:date>2019-12-04T17:28:23.431265683</dc:date>
    <meta:print-date>2019-11-22T16:49:00</meta:print-date>
    <meta:editing-cycles>7</meta:editing-cycles>
    <meta:editing-duration>PT1H42M40S</meta:editing-duration>
    <meta:generator>LibreOffice/6.1.6.3$Linux_X86_64 LibreOffice_project/10$Build-3</meta:generator>
    <meta:document-statistic meta:table-count="4" meta:image-count="0" meta:object-count="0" meta:page-count="1" meta:paragraph-count="15" meta:word-count="102" meta:character-count="709" meta:non-whitespace-character-count="622"/>
  </office:meta>
</office:document-meta>
</file>